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Euro Monospace Regular" svg:font-family="'Euro Monospace Regular', 'MS Mincho'"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Hiragino Mincho Pro W6" svg:font-family="'Hiragino Mincho Pro W6', 'MS PMincho'"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fo:language="en" fo:country="US" officeooo:rsid="00195faa"/>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language="en" fo:country="US"/>
    </style:style>
    <style:style style:name="T6" style:family="text">
      <style:text-properties fo:language="en" fo:country="US" officeooo:rsid="00195faa"/>
    </style:style>
    <style:style style:name="T7" style:family="text">
      <style:text-properties fo:language="en" fo:country="US" style:font-name-complex="Utopia-Italic"/>
    </style:style>
    <style:style style:name="T8" style:family="text">
      <style:text-properties fo:language="en" fo:country="US" fo:font-style="italic" style:font-style-asian="italic" style:font-name-complex="Utopia-Italic" style:font-style-complex="italic"/>
    </style:style>
    <style:style style:name="T9" style:family="text">
      <style:text-properties fo:language="en" fo:country="US" style:font-name-complex="Utopia"/>
    </style:style>
    <style:style style:name="T10" style:family="text">
      <style:text-properties fo:language="en" fo:country="US" style:font-name-asian="Verdana" style:font-name-complex="Utopia"/>
    </style:style>
    <style:style style:name="T11" style:family="text">
      <style:text-properties fo:language="en" fo:country="US" style:font-name-asian="Utopia"/>
    </style:style>
    <style:style style:name="T12" style:family="text">
      <style:text-properties fo:language="en" fo:country="US" officeooo:rsid="0018c55f"/>
    </style:style>
    <style:style style:name="T13" style:family="text">
      <style:text-properties fo:language="en" fo:country="US" officeooo:rsid="001a02ce"/>
    </style:style>
    <style:style style:name="T14" style:family="text">
      <style:text-properties fo:font-weight="bold" style:font-name-asian="HelveticaNeue Condensed" style:font-weight-asian="bold"/>
    </style:style>
    <style:style style:name="T15" style:family="text">
      <style:text-properties style:font-name="Times" fo:language="none" fo:country="none" fo:font-weight="bold" style:font-weight-asian="bold" style:font-name-complex="Times" text:display="true"/>
    </style:style>
    <style:style style:name="T16" style:family="text">
      <style:text-properties style:font-name-complex="Utopia-Italic"/>
    </style:style>
    <style:style style:name="T17" style:family="text">
      <style:text-properties style:font-name="Utopia-Bold" fo:language="en" fo:country="US" style:font-name-complex="Utopia-Bold"/>
    </style:style>
    <style:style style:name="T18" style:family="text">
      <style:text-properties style:font-name="Utopia-Bold" fo:language="en" fo:country="US" fo:font-weight="bold" style:font-weight-asian="bold" style:font-name-complex="Utopia-Bold" style:font-weight-complex="bold"/>
    </style:style>
    <style:style style:name="T19" style:family="text">
      <style:text-properties style:font-name="TheSansMonoCondensed-Bold" fo:language="en" fo:country="US" style:font-name-complex="TheSansMonoCondensed-Bold"/>
    </style:style>
    <style:style style:name="T20" style:family="text">
      <style:text-properties style:font-name="TheSansMonoCondensed-Bold" fo:language="en" fo:country="US" fo:font-weight="bold" style:font-weight-asian="bold" style:font-name-complex="TheSansMonoCondensed-Bold" style:font-weight-complex="bold"/>
    </style:style>
    <style:style style:name="T21" style:family="text">
      <style:text-properties style:font-name="Euro Monospace Regular" style:font-name-complex="Euro Monospace Regular"/>
    </style:style>
    <style:style style:name="T22" style:family="text">
      <style:text-properties style:text-position="sub 58%" fo:language="en" fo:country="US"/>
    </style:style>
    <style:style style:name="T23" style:family="text">
      <style:text-properties fo:font-style="normal" fo:font-weight="bold" style:font-style-asian="normal" style:font-weight-asian="bold"/>
    </style:style>
    <style:style style:name="T24" style:family="text">
      <style:text-properties style:font-name="TheSansMonoCondensed-SemiLightI" style:font-name-complex="TheSansMonoCondensed-SemiLightI"/>
    </style:style>
    <style:style style:name="T25" style:family="text">
      <style:text-properties style:font-name-asian="TheSansMonoConNormal"/>
    </style:style>
    <style:style style:name="T26" style:family="text">
      <style:text-properties style:font-name="Hiragino Mincho Pro W6" style:font-name-asian="Hiragino Mincho Pro W6" style:font-name-complex="Hiragino Mincho Pro W6"/>
    </style:style>
    <style:style style:name="T27" style:family="text">
      <style:text-properties style:font-name="Hiragino Mincho Pro W6" fo:language="en" fo:country="US" style:font-name-asian="Hiragino Mincho Pro W6" style:font-name-complex="Hiragino Mincho Pro W6"/>
    </style:style>
    <style:style style:name="T28" style:family="text">
      <style:text-properties style:font-name="Times (TT) Regular" style:font-name-complex="Times (TT) Regular"/>
    </style:style>
    <style:style style:name="T29" style:family="text">
      <style:text-properties style:font-name="Times (TT) Regular" fo:language="en" fo:country="US" style:font-name-complex="Times (TT) Regular"/>
    </style:style>
    <style:style style:name="T30" style:family="text">
      <style:text-properties style:font-name="Times New Roman" style:font-name-complex="Times New Roman"/>
    </style:style>
    <style:style style:name="T31" style:family="text">
      <style:text-properties style:font-name="Times New Roman" fo:language="en" fo:country="US" style:font-name-asian="Verdana" style:font-name-complex="Times New Roman"/>
    </style:style>
    <style:style style:name="T32" style:family="text">
      <style:text-properties style:font-name="Arial" style:font-name-complex="Arial"/>
    </style:style>
    <style:style style:name="T33" style:family="text">
      <style:text-properties style:font-name-complex="TheSansMonoConNormal"/>
    </style:style>
    <style:style style:name="T34" style:family="text">
      <style:text-properties officeooo:rsid="001bb224"/>
    </style:style>
    <style:style style:name="T35"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33813008" text:id="ct133813008">
          <text:insertion>
            <office:change-info>
              <dc:creator>Ray Lischner</dc:creator>
              <dc:date>2013-11-08T23:38:00</dc:date>
            </office:change-info>
          </text:insertion>
        </text:changed-region>
        <text:changed-region xml:id="ct120440512" text:id="ct120440512">
          <text:insertion>
            <office:change-info>
              <dc:creator>Ray Lischner</dc:creator>
              <dc:date>2013-11-08T23:52:00</dc:date>
            </office:change-info>
          </text:insertion>
        </text:changed-region>
        <text:changed-region xml:id="ct120327072" text:id="ct120327072">
          <text:deletion>
            <office:change-info>
              <dc:creator>Ray Lischner</dc:creator>
              <dc:date>2013-11-08T23:52:00</dc:date>
            </office:change-info>
            <text:p text:style-name="Code"> </text:p>
          </text:deletion>
        </text:changed-region>
        <text:changed-region xml:id="ct133087696" text:id="ct133087696">
          <text:insertion>
            <office:change-info>
              <dc:creator>Ray Lischner</dc:creator>
              <dc:date>2013-11-08T23:52:00</dc:date>
            </office:change-info>
          </text:insertion>
        </text:changed-region>
        <text:changed-region xml:id="ct135321296" text:id="ct135321296">
          <text:deletion>
            <office:change-info>
              <dc:creator>Ray Lischner</dc:creator>
              <dc:date>2013-11-08T23:52:00</dc:date>
            </office:change-info>
            <text:p text:style-name="Text_20_body">
       <text:span text:style-name="T1">and</text:span>
      </text:p>
          </text:deletion>
        </text:changed-region>
        <text:changed-region xml:id="ct133337600" text:id="ct133337600">
          <text:insertion>
            <office:change-info>
              <dc:creator>Ray Lischner</dc:creator>
              <dc:date>2013-11-08T23:53:00</dc:date>
            </office:change-info>
          </text:insertion>
        </text:changed-region>
        <text:changed-region xml:id="ct132384048" text:id="ct132384048">
          <text:insertion>
            <office:change-info>
              <dc:creator>Ray Lischner</dc:creator>
              <dc:date>2013-11-08T23: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ernational <text:span text:style-name="Comment_20_Reference"><text:span text:style-name="T15"><office:annotation><dc:creator>Fabio Claudio Ferracchiati</dc:creator><dc:date>2013-10-07T16:56:00</dc:date><text:p text:style-name="P7"><text:span text:style-name="T35">Good chapter, well written and readable, the code is ok.</text:span></text:p></office:annotation></text:span></text:span>Characters</text:p>
      <text:p text:style-name="Body_20_Text_20_First">Explorations 17–19 discussed characters, but only hinted at bigger things to come. Exploration 54 started to examine these bigger issues with locales and facets. The next topic to explore is how to wrangle character sets and character encodings in an international setting.</text:p>
      <text:p text:style-name="Text_20_body">
    <text:span text:style-name="T5">This Exploration introduces wide characters, which are like ordinary (or </text:span>
    <text:span text:style-name="Emphasis">
     <text:span text:style-name="T7">narrow</text:span>
    </text:span>
    <text:span text:style-name="T5">) characters, except that they usually occupy more memory. This means the wide character type can potentially represent many more characters than plain </text:span>
    <text:span text:style-name="Code_20_Inline">
     <text:span text:style-name="T5">char</text:span>
    </text:span>
    <text:span text:style-name="T5">. During your exploration of wide characters, you will also get to know more about Unicode.</text:span>
   </text:p>
      <text:h text:style-name="Heading_20_1" text:outline-level="1">Why Wide?</text:h>
      <text:p text:style-name="Body_20_Text_20_First">As you saw in Exploration 18, the meaning of a particular character value depends on the locale and character set. For instance, in one locale, you can handle Greek characters, while in another locale, Cyrillic, depending on the character set. Your program needs to know the locale and the character set in order to determine which characters are letters, which are punctuation, which are uppercase or lowercase, and how to convert uppercase to lowercase and <text:span text:style-name="Emphasis"><text:span text:style-name="T16">vice versa</text:span></text:span>.</text:p>
      <text:p text:style-name="Text_20_body">
    <text:span text:style-name="T5">What if your program needs to handle Cyrillic and Greek? What if this program needs to handle them both at the same time? And what about Asian languages? Chinese does not use a western-style alphabet, but instead uses thousands of distinct ideographs. Several Asian languages have adopted some Chinese ideographs for their own use. The typical implementation of the </text:span>
    <text:span text:style-name="Code_20_Inline">
     <text:span text:style-name="T5">char</text:span>
    </text:span>
    <text:span text:style-name="T5"> type reaches its limit at only 256 distinct characters, which is woefully inadequate for international demands.</text:span>
   </text:p>
      <text:p text:style-name="Text_20_body">
    <text:span text:style-name="T5">In other words, you can’t use plain </text:span>
    <text:span text:style-name="Code_20_Inline">
     <text:span text:style-name="T5">char</text:span>
    </text:span>
    <text:span text:style-name="T5"> and </text:span>
    <text:span text:style-name="Code_20_Inline">
     <text:span text:style-name="T5">string</text:span>
    </text:span>
    <text:span text:style-name="T5"> types if you want to support the majority of the world’s population and their languages. C++ solves this problem with </text:span>
    <text:span text:style-name="Emphasis">
     <text:span text:style-name="T7">wide characters</text:span>
    </text:span>
    <text:span text:style-name="T5">, which it represents using several types: </text:span>
    <text:span text:style-name="Code_20_Inline">
     <text:span text:style-name="T5">wchar_t</text:span>
    </text:span>
    <text:span text:style-name="T5">, </text:span>
    <text:span text:style-name="Code_20_Inline">
     <text:span text:style-name="T5">char16_t</text:span>
    </text:span>
    <text:span text:style-name="T5">, and </text:span>
    <text:span text:style-name="Code_20_Inline">
     <text:span text:style-name="T5">char32_t</text:span>
    </text:span>
    <text:span text:style-name="T5">. (Unlike C’s definition of </text:span>
    <text:span text:style-name="Code_20_Inline">
     <text:span text:style-name="T5">wchar_t</text:span>
    </text:span>
    <text:span text:style-name="T5">, the type names in C++ are reserved keywords and built-in types, not typedefs.) The intent is that </text:span>
    <text:span text:style-name="Code_20_Inline">
     <text:span text:style-name="T5">wchar_t</text:span>
    </text:span>
    <text:span text:style-name="T5"> is a native type that can represent characters that don’t fit into a </text:span>
    <text:span text:style-name="Code_20_Inline">
     <text:span text:style-name="T5">char</text:span>
    </text:span>
    <text:span text:style-name="T5">; with larger characters, a program can support Asian character sets</text:span>
    <text:change-start text:change-id="ct133813008"/>
    <text:span text:style-name="T5">, </text:span>
    <text:span text:style-name="T12">for example</text:span>
    <text:change-end text:change-id="ct133813008"/>
    <text:span text:style-name="T5">. The </text:span>
    <text:span text:style-name="Code_20_Inline">
     <text:span text:style-name="T5">char16_t</text:span>
    </text:span>
    <text:span text:style-name="T5"> and </text:span>
    <text:span text:style-name="Code_20_Inline">
     <text:span text:style-name="T5">char32_t</text:span>
    </text:span>
    <text:span text:style-name="T5"> are Unicode types. The exploration begins by examining </text:span>
    <text:span text:style-name="Code_20_Inline">
     <text:span text:style-name="T5">wchar_t</text:span>
    </text:span>
    <text:span text:style-name="T5">.</text:span>
   </text:p>
      <text:h text:style-name="Heading_20_1" text:outline-level="1"><text:soft-page-break/>Using Wide Characters</text:h>
      <text:p text:style-name="Body_20_Text_20_First">In true C++ fashion, the size and other characteristics of <text:span text:style-name="Code_20_Inline">wchar_t</text:span> are left to the implementation. The only guarantees are that <text:span text:style-name="Code_20_Inline">wchar_t</text:span> is at least as big as <text:span text:style-name="Code_20_Inline">char</text:span>, and that <text:span text:style-name="Code_20_Inline">wchar_t</text:span> is the same size as one of the built-in integer types. The <text:span text:style-name="Code_20_Inline">&lt;cwchar&gt;</text:span> header declares a typedef, <text:span text:style-name="Code_20_Inline">std::wint_t</text:span>, for that built-in type. In some implementations, <text:span text:style-name="Code_20_Inline">wchar_t</text:span> may be identical to <text:span text:style-name="Code_20_Inline">char</text:span>, but most desktop and workstation environments use 16 or 32 bits for <text:span text:style-name="Code_20_Inline">wchar_t</text:span>.</text:p>
      <text:p text:style-name="Text_20_body">
    <text:span text:style-name="T5">Dig up Listing 23-2 and modify it to reveal the size of </text:span>
    <text:span text:style-name="Code_20_Inline">
     <text:span text:style-name="T5">wchar_t</text:span>
    </text:span>
    <text:span text:style-name="T5"> and </text:span>
    <text:span text:style-name="Code_20_Inline">
     <text:span text:style-name="T5">wint_t</text:span>
    </text:span>
    <text:span text:style-name="T5"> in your C++ environment. </text:span>
    <text:span text:style-name="Strong_20_Emphasis">
     <text:span text:style-name="T17">How many bits are in </text:span>
    </text:span>
    <text:span text:style-name="Strong_20_Emphasis">
     <text:span text:style-name="T19">wchar_t</text:span>
    </text:span>
    <text:span text:style-name="Strong_20_Emphasis">
     <text:span text:style-name="T17">?</text:span>
    </text:span>
    <text:span text:style-name="T5"> ________________ </text:span>
    <text:span text:style-name="Strong_20_Emphasis">
     <text:span text:style-name="T17">How many are in </text:span>
    </text:span>
    <text:span text:style-name="Strong_20_Emphasis">
     <text:span text:style-name="T19">wint_t</text:span>
    </text:span>
    <text:span text:style-name="Strong_20_Emphasis">
     <text:span text:style-name="T17">?</text:span>
    </text:span>
    <text:span text:style-name="T5"> ________________ They should be the same number. </text:span>
    <text:span text:style-name="Strong_20_Emphasis">
     <text:span text:style-name="T17">How many bits are in </text:span>
    </text:span>
    <text:span text:style-name="Strong_20_Emphasis">
     <text:span text:style-name="T19">char</text:span>
    </text:span>
    <text:span text:style-name="Strong_20_Emphasis">
     <text:span text:style-name="T17">?</text:span>
    </text:span>
    <text:span text:style-name="Strong_20_Emphasis">
     <text:span text:style-name="T5"> </text:span>
    </text:span>
    <text:span text:style-name="T5">________________</text:span>
   </text:p>
      <text:p text:style-name="Text_20_body">
    <text:span text:style-name="T5">Wide string objects use the </text:span>
    <text:span text:style-name="Code_20_Inline">
     <text:span text:style-name="T5">std::wstring</text:span>
    </text:span>
    <text:span text:style-name="T5"> type (declared in </text:span>
    <text:span text:style-name="Code_20_Inline">
     <text:span text:style-name="T5">&lt;string&gt;</text:span>
    </text:span>
    <text:span text:style-name="T5">). A wide string is a string composed of wide characters. In all other ways, wide strings and narrow strings behave similarly; they have the same member functions, and you use them the same way. For example, the </text:span>
    <text:span text:style-name="Code_20_Inline">
     <text:span text:style-name="T5">size()</text:span>
    </text:span>
    <text:span text:style-name="T5"> member function returns the number of characters in the string, regardless of the size of each character.</text:span>
   </text:p>
      <text:p text:style-name="Text_20_body">
    <text:span text:style-name="T5">Wide character and string literals look like their narrow equivalents except that they start with a capital </text:span>
    <text:span text:style-name="Code_20_Inline">
     <text:span text:style-name="T5">L</text:span>
    </text:span>
    <text:span text:style-name="T5"> and they contain wide characters. The best way to express a wide character in a character or string literal is to specify the character’s hexadecimal value with the </text:span>
    <text:span text:style-name="Code_20_Inline">
     <text:span text:style-name="T5">\x</text:span>
    </text:span>
    <text:span text:style-name="T5"> escape (introduced in Exploration 17). Thus, you need to know the wide character set that your C++ environment uses, and you need to know the numeric value of the desired character in that character set. If your editor and compiler permit it, you may be able to write wide characters directly in a wide character literal, but your source code will not be portable to other environments. You can also write a narrow character in a wide character or string literal, and the compiler automatically converts the narrow characters to wide ones, as shown in the following:</text:span>
   </text:p>
      <text:p text:style-name="Code">wchar_t capital_a{'A'}; <text:s text:c="6"/>// the compiler automatically widens narrow characters</text:p>
      <text:p text:style-name="Code">std::wstring ray{L"Ray"};</text:p>
      <text:p text:style-name="Code">wchar_t pi{L'π'}; <text:s text:c="13"/>// if your tools let you type π as a character</text:p>
      <text:p text:style-name="Code">wchar_t pi_unicode{L'\x03c0'}; // if wchar_t uses a Unicode encoding, such as UTF-32</text:p>
      <text:p text:style-name="Code">std::wstring price{L"\x20ac" L"12345"}; <text:s text:c="10"/>// Unicode Euro symbol: <text:span text:style-name="T21">€</text:span>12345</text:p>
      <text:p text:style-name="Text_20_body">
    <text:span text:style-name="T5">Notice how in the last line of the example, I divided the string into two parts. Recall from Exploration 17 that the </text:span>
    <text:span text:style-name="Code_20_Inline">
     <text:span text:style-name="T5">\x</text:span>
    </text:span>
    <text:span text:style-name="T5"> escape starts an escape sequence that specifies a character by its value in hexadecimal (base 16). The compiler collects as many characters as it can that form a valid hexadecimal number—that is, digits and the letters </text:span>
    <text:span text:style-name="Code_20_Inline">
     <text:span text:style-name="T5">A</text:span>
    </text:span>
    <text:span text:style-name="T5"> through </text:span>
    <text:span text:style-name="Code_20_Inline">
     <text:span text:style-name="T5">F</text:span>
    </text:span>
    <text:span text:style-name="T5"> (in uppercase or lowercase). It then uses that numeric value as the representation of a single character. If the last line were left as one string, the compiler would try to interpret the entire string as the </text:span>
    <text:span text:style-name="Code_20_Inline">
     <text:span text:style-name="T5">\x</text:span>
    </text:span>
    <text:span text:style-name="T5"> escape. This means the compiler would think the character value is the hexadecimal value, 20AC12345</text:span>
    <text:span text:style-name="T22">16</text:span>
    <text:span text:style-name="T5">. By separating the strings, the compiler knows when the </text:span>
    <text:span text:style-name="Code_20_Inline">
     <text:span text:style-name="T5">\x</text:span>
    </text:span>
    <text:span text:style-name="T5"> escape ends, and compiles the character value 20AC</text:span>
    <text:span text:style-name="T22">16</text:span>
    <text:span text:style-name="T5">, followed by the characters </text:span>
    <text:span text:style-name="Code_20_Inline">
     <text:span text:style-name="T5">1</text:span>
    </text:span>
    <text:span text:style-name="T5">, </text:span>
    <text:span text:style-name="Code_20_Inline">
     <text:span text:style-name="T5">2</text:span>
    </text:span>
    <text:span text:style-name="T5">, </text:span>
    <text:span text:style-name="Code_20_Inline">
     <text:span text:style-name="T5">3</text:span>
    </text:span>
    <text:span text:style-name="T5">, </text:span>
    <text:span text:style-name="Code_20_Inline">
     <text:span text:style-name="T5">4</text:span>
    </text:span>
    <text:span text:style-name="T5">, and </text:span>
    <text:span text:style-name="Code_20_Inline">
     <text:span text:style-name="T5">5</text:span>
    </text:span>
    <text:span text:style-name="T5">. Just like narrow strings, the compiler assembles adjacent wide strings into a single, wide string. (You are not allowed to place narrow and wide strings next to each other, however. Use all wide strings or all narrow strings, not a mixture of the two.)</text:span>
   </text:p>
      <text:h text:style-name="Heading_20_1" text:outline-level="1"><text:soft-page-break/>Wide Strings</text:h>
      <text:p text:style-name="Body_20_Text_20_First">Everything you know about <text:span text:style-name="Code_20_Inline">string</text:span> also applies to <text:span text:style-name="Code_20_Inline">wstring</text:span>. They are just instances of a common template, <text:span text:style-name="Code_20_Inline">basic_string</text:span>. The <text:span text:style-name="Code_20_Inline">&lt;string&gt;</text:span> header declares <text:span text:style-name="Code_20_Inline">string</text:span> to be a typedef for <text:span text:style-name="Code_20_Inline">basic_string&lt;char&gt;</text:span> and <text:span text:style-name="Code_20_Inline">wstring</text:span> as a typedef for <text:span text:style-name="Code_20_Inline">basic_string&lt;wchar_t&gt;</text:span>. The magic of templates takes care of the details.</text:p>
      <text:p text:style-name="Text_20_body">
    <text:span text:style-name="T5">Because the underlying implementation of </text:span>
    <text:span text:style-name="Code_20_Inline">
     <text:span text:style-name="T5">string</text:span>
    </text:span>
    <text:span text:style-name="T5"> and </text:span>
    <text:span text:style-name="Code_20_Inline">
     <text:span text:style-name="T5">wstring</text:span>
    </text:span>
    <text:span text:style-name="T5"> is actually a template, any time you write some utility code to work with strings, you should consider making that code a template, too. For example, suppose you want to rewrite the </text:span>
    <text:span text:style-name="Code_20_Inline">
     <text:span text:style-name="T5">is_palindrome</text:span>
    </text:span>
    <text:span text:style-name="T5"> function (from Listing 22-5) so it operates with wide characters. Instead of replacing </text:span>
    <text:span text:style-name="Code_20_Inline">
     <text:span text:style-name="T5">char</text:span>
    </text:span>
    <text:span text:style-name="T5"> with </text:span>
    <text:span text:style-name="Code_20_Inline">
     <text:span text:style-name="T5">wchar_t</text:span>
    </text:span>
    <text:span text:style-name="T5">, let’s turn it into a function template. Begin by rewriting the supporting functions to be function templates, taking a character type as a template argument. </text:span>
    <text:span text:style-name="T18">Rewrite the supporting functions for </text:span>
    <text:span text:style-name="Code_20_Inline">
     <text:span text:style-name="T20">is_palindrome</text:span>
    </text:span>
    <text:span text:style-name="T18"> so they function with narrow and wide strings and characters.</text:span>
    <text:span text:style-name="T5"> My solution is presented in Listing 55-1.</text:span>
   </text:p>
      <text:p text:style-name="Code_20_Caption"><text:span text:style-name="T23">Listing 55-1.</text:span> Supporting Cast for the <text:span text:style-name="Code_20_Inline"><text:span text:style-name="T24">is_palindrome</text:span></text:span> Function Template</text:p>
      <text:p text:style-name="Code">#include &lt;algorithm&gt;</text:p>
      <text:p text:style-name="Code">#include &lt;iostream&gt;</text:p>
      <text:p text:style-name="Code">#include &lt;iterator&gt;</text:p>
      <text:p text:style-name="Code">#include &lt;locale&gt;</text:p>
      <text:p text:style-name="Code">#include &lt;string&gt;</text:p>
      <text:p text:style-name="Code"/>
      <text:p text:style-name="Code">/** Test for non-letter.</text:p>
      <text:p text:style-name="Code"><text:span text:style-name="T25"><text:s/></text:span>* @param ch the character to test</text:p>
      <text:p text:style-name="Code"><text:span text:style-name="T25"><text:s/></text:span>* @return true if @p ch is not a letter</text:p>
      <text:p text:style-name="Code"><text:span text:style-name="T25"><text:s/></text:span>*/</text:p>
      <text:p text:style-name="Code">template&lt;class Char&gt;</text:p>
      <text:p text:style-name="Code">bool non_letter(Char ch)</text:p>
      <text:p text:style-name="Code">{</text:p>
      <text:p text:style-name="Code"><text:span text:style-name="T25"><text:s text:c="2"/></text:span>return not std::isalpha(ch, std::locale{});</text:p>
      <text:p text:style-name="Code">}</text:p>
      <text:p text:style-name="Code"/>
      <text:p text:style-name="Code">/** Convert to lowercase.</text:p>
      <text:p text:style-name="Code"><text:span text:style-name="T25"><text:s/></text:span>* Use a canonical form by converting to uppercase first,</text:p>
      <text:p text:style-name="Code"><text:span text:style-name="T25"><text:s/></text:span>* and then to lowercase.</text:p>
      <text:p text:style-name="Code"><text:span text:style-name="T25"><text:s/></text:span>* @param ch the character to test</text:p>
      <text:p text:style-name="Code"><text:span text:style-name="T25"><text:s/></text:span>* @return the character converted to lowercase</text:p>
      <text:p text:style-name="Code"><text:span text:style-name="T25"><text:s/></text:span>*/</text:p>
      <text:p text:style-name="Code">template&lt;class Char&gt;</text:p>
      <text:p text:style-name="Code">Char lowercase(Char ch)</text:p>
      <text:p text:style-name="Code">{</text:p>
      <text:p text:style-name="Code"><text:span text:style-name="T25"><text:s text:c="2"/></text:span>return std::tolower(ch, std::locale{});</text:p>
      <text:p text:style-name="Code">}</text:p>
      <text:p text:style-name="Code"/>
      <text:p text:style-name="Code">/** Compare two characters without regard to case. */</text:p>
      <text:p text:style-name="Code">template&lt;class Char&gt;</text:p>
      <text:p text:style-name="Code">bool same_char(Char a, Char b)</text:p>
      <text:p text:style-name="Code">{</text:p>
      <text:p text:style-name="Code"><text:span text:style-name="T25"><text:s text:c="2"/></text:span>return lowercase(a) == lowercase(b);</text:p>
      <text:p text:style-name="Code">}</text:p>
      <text:p text:style-name="Text_20_body">
    <text:soft-page-break/>
    <text:span text:style-name="T5">The next task is to rewrite </text:span>
    <text:span text:style-name="Code_20_Inline">
     <text:span text:style-name="T5">is_palindrome</text:span>
    </text:span>
    <text:span text:style-name="T5"> itself. The </text:span>
    <text:span text:style-name="Code_20_Inline">
     <text:span text:style-name="T5">basic_string</text:span>
    </text:span>
    <text:span text:style-name="T5"> template actually takes three template arguments. The first is the character type, and the next two are details that needn’t concern us at this time. All that matters is that if you want to templatize your own function that deals with strings, you should handle all three of the template parameters.</text:span>
   </text:p>
      <text:p text:style-name="Text_20_body">
    <text:span text:style-name="T5">Before starting, however, you must be aware of a minor hurdle when dealing with functions as arguments to standard algorithms: the argument must be a real function, not the name of a function template. In other words, if you need to work with function templates, such as </text:span>
    <text:span text:style-name="Code_20_Inline">
     <text:span text:style-name="T5">lowercase</text:span>
    </text:span>
    <text:span text:style-name="T5"> and </text:span>
    <text:span text:style-name="Code_20_Inline">
     <text:span text:style-name="T5">non_letter</text:span>
    </text:span>
    <text:span text:style-name="T5">, you must instantiate the template and pass the template instance. When you pass </text:span>
    <text:span text:style-name="Code_20_Inline">
     <text:span text:style-name="T5">non_letter</text:span>
    </text:span>
    <text:span text:style-name="T5"> and </text:span>
    <text:span text:style-name="Code_20_Inline">
     <text:span text:style-name="T5">same_char</text:span>
    </text:span>
    <text:span text:style-name="T5"> to the </text:span>
    <text:span text:style-name="Code_20_Inline">
     <text:span text:style-name="T5">remove_if</text:span>
    </text:span>
    <text:span text:style-name="T5"> and </text:span>
    <text:span text:style-name="Code_20_Inline">
     <text:span text:style-name="T5">equal</text:span>
    </text:span>
    <text:span text:style-name="T5"> algorithms, be sure to pass the correct template argument, too. If </text:span>
    <text:span text:style-name="Code_20_Inline">
     <text:span text:style-name="T5">Char</text:span>
    </text:span>
    <text:span text:style-name="T5"> is the template parameter for the character type, use </text:span>
    <text:span text:style-name="Code_20_Inline">
     <text:span text:style-name="T5">non_letter&lt;Char&gt;</text:span>
    </text:span>
    <text:span text:style-name="T5"> as the functor argument to </text:span>
    <text:span text:style-name="Code_20_Inline">
     <text:span text:style-name="T5">remove_if</text:span>
    </text:span>
    <text:span text:style-name="T5">.</text:span>
   </text:p>
      <text:p text:style-name="Text_20_body">
    <text:span text:style-name="Strong_20_Emphasis">
     <text:span text:style-name="T17">Rewrite the </text:span>
    </text:span>
    <text:span text:style-name="Strong_20_Emphasis">
     <text:span text:style-name="T19">is_palindrome</text:span>
    </text:span>
    <text:span text:style-name="Strong_20_Emphasis">
     <text:span text:style-name="T17"> function as a function template with three template parameters.</text:span>
    </text:span>
    <text:span text:style-name="T5"> The first template parameter is the character type: call it </text:span>
    <text:span text:style-name="Code_20_Inline">
     <text:span text:style-name="T5">Char</text:span>
    </text:span>
    <text:span text:style-name="T5">. Call the second template parameter </text:span>
    <text:span text:style-name="Code_20_Inline">
     <text:span text:style-name="T5">Traits</text:span>
    </text:span>
    <text:span text:style-name="T5"> and the third </text:span>
    <text:span text:style-name="Code_20_Inline">
     <text:span text:style-name="T5">Allocator</text:span>
    </text:span>
    <text:span text:style-name="T5">. You will need to use all three as arguments to the </text:span>
    <text:span text:style-name="Code_20_Inline">
     <text:span text:style-name="T5">std::basic_string</text:span>
    </text:span>
    <text:span text:style-name="T5"> template. Listing 55-2 shows my version of the </text:span>
    <text:span text:style-name="Code_20_Inline">
     <text:span text:style-name="T5">is_palindrome</text:span>
    </text:span>
    <text:span text:style-name="T5"> function, converted to a template so it can handle narrow and wide strings.</text:span>
   </text:p>
      <text:p text:style-name="Code_20_Caption"><text:span text:style-name="T23">Listing 55-2.</text:span> Changing <text:span text:style-name="Code_20_Inline"><text:span text:style-name="T24">is_palindrome</text:span></text:span> to a Function Template</text:p>
      <text:p text:style-name="Code">/** Determine whether @p str is a<text:change-start text:change-id="ct120440512"/> <text:change-end text:change-id="ct120440512"/><text:change text:change-id="ct120327072"/>palindrome.</text:p>
      <text:p text:style-name="Code"><text:span text:style-name="T25"><text:s/></text:span>* Only letter characters are tested. Spaces and punctuation don't count.</text:p>
      <text:p text:style-name="Code"><text:span text:style-name="T25"><text:s/></text:span>* Empty strings are not palindromes because that's just too easy.</text:p>
      <text:p text:style-name="Code"><text:span text:style-name="T25"><text:s/></text:span>* @param str the string to test</text:p>
      <text:p text:style-name="Code"><text:span text:style-name="T25"><text:s/></text:span>* @return true if @p str is the same forward and backward</text:p>
      <text:p text:style-name="Code"><text:span text:style-name="T25"><text:s/></text:span>*/</text:p>
      <text:p text:style-name="Code">template&lt;class Char, class Traits, class Allocator&gt;</text:p>
      <text:p text:style-name="Code">bool is_palindrome(std::basic_string&lt;Char, Traits, Allocator&gt; str)</text:p>
      <text:p text:style-name="Code">{</text:p>
      <text:p text:style-name="Code"><text:span text:style-name="T25"><text:s text:c="2"/></text:span>typedef typename std::basic_string&lt;Char, Traits, Allocator&gt; string;</text:p>
      <text:p text:style-name="Code"><text:span text:style-name="T25"><text:s text:c="2"/></text:span>typename string::iterator end{</text:p>
      <text:p text:style-name="Code"><text:span text:style-name="T25"><text:s text:c="6"/></text:span>std::remove_if(str.begin(), str.end(), non_letter&lt;Char&gt;)};</text:p>
      <text:p text:style-name="Code"><text:span text:style-name="T25"><text:s text:c="2"/></text:span>string rev{str.begin(), end};</text:p>
      <text:p text:style-name="Code"><text:span text:style-name="T25"><text:s text:c="2"/></text:span>std::reverse(rev.begin(), rev.end());</text:p>
      <text:p text:style-name="Code"><text:span text:style-name="T25"><text:s text:c="2"/></text:span>return not rev.empty() and</text:p>
      <text:p text:style-name="Code"><text:span text:style-name="T25"><text:s text:c="13"/></text:span>std::equal(str.begin(), end, rev.begin(), same_char&lt;Char&gt;);</text:p>
      <text:p text:style-name="Code">}</text:p>
      <text:p text:style-name="Text_20_body">
    <text:span text:style-name="T5">The </text:span>
    <text:span text:style-name="Code_20_Inline">
     <text:span text:style-name="T5">is_palindrome</text:span>
    </text:span>
    <text:span text:style-name="T5"> function never uses the </text:span>
    <text:span text:style-name="Code_20_Inline">
     <text:span text:style-name="T5">Traits</text:span>
    </text:span>
    <text:span text:style-name="T5"> </text:span>
    <text:change-start text:change-id="ct133087696"/>
    <text:span text:style-name="T1">or</text:span>
    <text:change-end text:change-id="ct133087696"/>
    <text:change text:change-id="ct135321296"/>
    <text:span text:style-name="T5"> </text:span>
    <text:span text:style-name="Code_20_Inline">
     <text:span text:style-name="T5">Allocator</text:span>
    </text:span>
    <text:span text:style-name="T5"> template parameters, except to pass them along to </text:span>
    <text:span text:style-name="Code_20_Inline">
     <text:span text:style-name="T5">basic_string</text:span>
    </text:span>
    <text:span text:style-name="T5">. If you’re curious about those parameters, consult a language reference, but be warned that they’re a bit advanced. The full name of the </text:span>
    <text:span text:style-name="Code_20_Inline">
     <text:span text:style-name="T5">basic_string</text:span>
    </text:span>
    <text:span text:style-name="T5"> specialization is quite long, so a typedef is a great way to turn it into something more manageable. Declaring a local typedef (in this case, </text:span>
    <text:span text:style-name="Code_20_Inline">
     <text:span text:style-name="T5">string</text:span>
    </text:span>
    <text:span text:style-name="T5">) is a common idiom in this situation.</text:span>
    <text:change-start text:change-id="ct133337600"/>
    <text:span text:style-name="T5"> </text:span>
    <text:span text:style-name="T1">Declaring local variables with the </text:span>
    <text:span text:style-name="Code_20_Inline">
     <text:span text:style-name="T1">auto</text:span>
    </text:span>
    <text:span text:style-name="T1"> keyword is also common. </text:span>
    <text:span text:style-name="T13">In a textboo</text:span>
    <text:change-end text:change-id="ct133337600"/>
    <text:change-start text:change-id="ct132384048"/>
    <text:span text:style-name="T13">k, I prefer to use explicit types.</text:span>
    <text:change-end text:change-id="ct132384048"/>
   </text:p>
      <text:p text:style-name="Text_20_body">
    <text:span text:style-name="T5">Calling </text:span>
    <text:span text:style-name="Code_20_Inline">
     <text:span text:style-name="T5">is_palindrome</text:span>
    </text:span>
    <text:span text:style-name="T5"> is easy because the compiler uses automatic type deduction to determine whether you are using narrow or wide strings, and instantiates the templates accordingly. Thus, the caller doesn’t need to bother with templates at all. </text:span>
   </text:p>
      <text:p text:style-name="Text_20_body">
    <text:soft-page-break/>
    <text:span text:style-name="T5">Without further ado, the </text:span>
    <text:span text:style-name="Code_20_Inline">
     <text:span text:style-name="T5">non_letter</text:span>
    </text:span>
    <text:span text:style-name="T5"> and </text:span>
    <text:span text:style-name="Code_20_Inline">
     <text:span text:style-name="T5">lowercase</text:span>
    </text:span>
    <text:span text:style-name="T5"> functions work with wide character arguments. That’s because locales are templates, parameterized on the character type, just like the string and I/O class templates.</text:span>
   </text:p>
      <text:p text:style-name="P5">However, in order to use wide characters you do need to perform I/O with wide characters, which is the subject of the next section.</text:p>
      <text:h text:style-name="Heading_20_1" text:outline-level="1">Wide Character I/O</text:h>
      <text:p text:style-name="Body_20_Text_20_First">You read wide characters from the standard input by reading from <text:span text:style-name="Code_20_Inline">std::wcin</text:span>. Write wide characters by writing to <text:span text:style-name="Code_20_Inline">std::wcout</text:span> or <text:span text:style-name="Code_20_Inline">std::wcerr</text:span>. Once you read or write anything to or from a stream, the character width of the corresponding narrow and wide streams is fixed and you cannot change it— you must decide whether to use narrow or wide characters, and stay with that choice for the lifetime of the stream. So a program must use <text:span text:style-name="Code_20_Inline">cin</text:span> or <text:span text:style-name="Code_20_Inline">wcin</text:span>, but not both. Ditto for the output streams. The <text:span text:style-name="Code_20_Inline">&lt;iostream&gt;</text:span> header declares the names of all the standard streams, narrow and wide. The <text:span text:style-name="Code_20_Inline">&lt;istream&gt;</text:span> header defines all the input stream classes and operators; <text:span text:style-name="Code_20_Inline">&lt;ostream&gt;</text:span> defines the output classes and operators. More precisely, <text:span text:style-name="Code_20_Inline">&lt;istream&gt;</text:span> and <text:span text:style-name="Code_20_Inline">&lt;ostream&gt;</text:span> define templates, and the character type is the first template parameter.</text:p>
      <text:p text:style-name="Text_20_body">
    <text:span text:style-name="T5">The </text:span>
    <text:span text:style-name="Code_20_Inline">
     <text:span text:style-name="T5">&lt;istream&gt;</text:span>
    </text:span>
    <text:span text:style-name="T5"> header defines the </text:span>
    <text:span text:style-name="Code_20_Inline">
     <text:span text:style-name="T5">std::basic_istream</text:span>
    </text:span>
    <text:span text:style-name="T5"> class template, parameterized on the character type. The same header declares two typedefs.</text:span>
   </text:p>
      <text:p text:style-name="Code">typedef basic_istream&lt;char&gt; <text:s text:c="3"/>istream;</text:p>
      <text:p text:style-name="Code">typedef basic_istream&lt;wchar_t&gt; wistream;</text:p>
      <text:p text:style-name="Text_20_body">
    <text:span text:style-name="T5">As you can guess, the </text:span>
    <text:span text:style-name="Code_20_Inline">
     <text:span text:style-name="T5">&lt;ostream&gt;</text:span>
    </text:span>
    <text:span text:style-name="T5"> header is similar, defining the </text:span>
    <text:span text:style-name="Code_20_Inline">
     <text:span text:style-name="T5">basic_ostream</text:span>
    </text:span>
    <text:span text:style-name="T5"> class template and the </text:span>
    <text:span text:style-name="Code_20_Inline">
     <text:span text:style-name="T5">ostream</text:span>
    </text:span>
    <text:span text:style-name="T5"> and </text:span>
    <text:span text:style-name="Code_20_Inline">
     <text:span text:style-name="T5">wostream</text:span>
    </text:span>
    <text:span text:style-name="T5"> typedefs.</text:span>
   </text:p>
      <text:p text:style-name="Text_20_body">
    <text:span text:style-name="T5">The </text:span>
    <text:span text:style-name="Code_20_Inline">
     <text:span text:style-name="T5">&lt;fstream&gt;</text:span>
    </text:span>
    <text:span text:style-name="T5"> header follows the same pattern—</text:span>
    <text:span text:style-name="Code_20_Inline">
     <text:span text:style-name="T5">basic_ifstream</text:span>
    </text:span>
    <text:span text:style-name="T5"> and </text:span>
    <text:span text:style-name="Code_20_Inline">
     <text:span text:style-name="T5">basic_ofstream</text:span>
    </text:span>
    <text:span text:style-name="T5"> are class templates, with typedefs, as in the following:</text:span>
   </text:p>
      <text:p text:style-name="Code">typedef basic_ifstream&lt;char&gt; <text:s text:c="3"/>ifstream;</text:p>
      <text:p text:style-name="Code">typedef basic_ifstream&lt;wchar_t&gt; wifstream;</text:p>
      <text:p text:style-name="Code">typedef basic_ofstream&lt;char&gt; <text:s text:c="3"/>ofstream;</text:p>
      <text:p text:style-name="Code">typedef basic_ofstream&lt;wchar_t&gt; wofstream;</text:p>
      <text:p text:style-name="Text_20_body">
    <text:span text:style-name="Strong_20_Emphasis">
     <text:span text:style-name="T17">Rewrite the main program from Listing 22-5 to test the </text:span>
    </text:span>
    <text:span text:style-name="Strong_20_Emphasis">
     <text:span text:style-name="T19">is_palindrome</text:span>
    </text:span>
    <text:span text:style-name="Strong_20_Emphasis">
     <text:span text:style-name="T17"> function template with wide character I/O.</text:span>
    </text:span>
    <text:span text:style-name="T5"> Modern desktop environments should be able to support wide characters, but you may need to learn some new features to figure out how to get your text editor to save a file with wide characters. You may also need to load some additional fonts. Most likely, you can supply an ordinary, narrow-text file as input, and the program will work just fine. If you’re having difficulty finding a suitable input file, try the palindrome files that you can download with the other examples in this book. The file names indicate the character set. For example, </text:span>
    <text:span text:style-name="Code_20_Inline">
     <text:span text:style-name="T7">palindrome-utf8.txt</text:span>
    </text:span>
    <text:span text:style-name="T5"> contains UTF-8 input. You need to determine what format your C++ environment expects when reading a wide stream and pick the correct file. My solution is shown in Listing 55-3.</text:span>
   </text:p>
      <text:p text:style-name="Code_20_Caption"><text:span text:style-name="T23">Listing 55-3.</text:span> The main Program for Testing <text:span text:style-name="Code_20_Inline"><text:span text:style-name="T24">is_palindrome</text:span></text:span></text:p>
      <text:p text:style-name="Code">int main()</text:p>
      <text:p text:style-name="Code">{</text:p>
      <text:p text:style-name="Code"><text:soft-page-break/><text:span text:style-name="T25"><text:s text:c="2"/></text:span>std::locale::global(std::locale{""});</text:p>
      <text:p text:style-name="Code"><text:span text:style-name="T25"><text:s text:c="2"/></text:span>std::wcin.imbue(std::locale{});</text:p>
      <text:p text:style-name="Code"><text:span text:style-name="T25"><text:s text:c="2"/></text:span>std::wcout.imbue(std::locale{});</text:p>
      <text:p text:style-name="Code"/>
      <text:p text:style-name="Code"><text:span text:style-name="T25"><text:s text:c="2"/></text:span>std::wstring line{};</text:p>
      <text:p text:style-name="Code"><text:span text:style-name="T25"><text:s text:c="2"/></text:span>while (std::getline(std::wcin, line))</text:p>
      <text:p text:style-name="Code"><text:span text:style-name="T25"><text:s text:c="4"/></text:span>if (is_palindrome(line))</text:p>
      <text:p text:style-name="Code"><text:span text:style-name="T25"><text:s text:c="6"/></text:span>std::wcout &lt;&lt; line &lt;&lt; L'\n';</text:p>
      <text:p text:style-name="Code">}</text:p>
      <text:p text:style-name="Text_20_body">
    <text:span text:style-name="T5">Reading wide characters from a file or writing wide characters to a file is different from reading or writing narrow characters. All file I/O passes through an additional step of character conversion. C++ always interprets a file as a series of bytes. When reading or writing narrow characters, the conversion of a byte to a narrow character is a no-op, but when reading or writing wide characters, the C++ library needs to interpret the bytes to form wide characters. It does so by accumulating one or more adjacent bytes to form each wide character. The rules for deciding which bytes are elements of a wide character and how to combine the characters are specified by the encoding rules for a </text:span>
    <text:span text:style-name="T8">multi-byte character set</text:span>
    <text:span text:style-name="T5">.</text:span>
   </text:p>
      <text:h text:style-name="Heading_20_1" text:outline-level="1">Multi-Byte Character Sets</text:h>
      <text:p text:style-name="Body_20_Text_20_First">Multi-byte character sets originated in Asia, where demand for characters exceeded the few character slots available in a single-byte character set, such as ASCII. European nations managed to fit their alphabets into 8-bit character sets, but languages such as Chinese, Japanese, Korean, and Vietnamese require far more bits to represent thousands of ideographs, syllables and native characters.</text:p>
      <text:p text:style-name="Text_20_body">
    <text:span text:style-name="T5">The requirements of Asian languages spurred the development of character sets that used two bytes to encode a character—hence the common term, </text:span>
    <text:span text:style-name="Emphasis">
     <text:span text:style-name="T7">double-byte character set</text:span>
    </text:span>
    <text:span text:style-name="T5"> (DBCS), with the generalization to multi-byte character sets (MBCS). Many DBCSes were invented, and sometimes a single character had multiple encodings. For example, in Chinese Big 5, the ideograph, </text:span>
    <text:span text:style-name="T26">丁</text:span>
    <text:span text:style-name="T5">, has the double-byte value, </text:span>
    <text:span text:style-name="Code_20_Inline">
     <text:span text:style-name="T5">"\xA4\x42"</text:span>
    </text:span>
    <text:span text:style-name="T5">. In the EUC-KR character set (which is popular in Korea), the same ideograph has a different encoding: </text:span>
    <text:span text:style-name="Code_20_Inline">
     <text:span text:style-name="T5">"\xEF\xCB"</text:span>
    </text:span>
    <text:span text:style-name="T5">.</text:span>
   </text:p>
      <text:p text:style-name="Text_20_body">
    <text:span text:style-name="T5">The typical DBCS uses characters with the most significant bit set (in an 8-bit byte) to represent double characters. Characters with the most significant bit clear would be taken from a single-byte character set (SBCS). Some DBCSes mandate a particular SBCS; others leave it open, so you get different conventions for different combinations of DBCS and SBCS. Mixing single- and double-byte characters in a single character stream is necessary to represent the common use of character streams that mix Asian and Western text. Working with multi-byte characters is more difficult than working with single-byte characters. A string’s </text:span>
    <text:span text:style-name="Code_20_Inline">
     <text:span text:style-name="T5">size()</text:span>
    </text:span>
    <text:span text:style-name="T5"> function, for example, doesn’t tell you how many characters are in a string. You must examine every byte of the string to learn the number of characters. Indexing into a string is more difficult because you must take care not to index into the middle of a double-byte character.</text:span>
   </text:p>
      <text:p text:style-name="Text_20_body">
    <text:span text:style-name="T5">Sometimes a single character stream needs more flexibility than simply switching between one particular SBCS and one particular DBCS. Sometimes, the stream needs to mix multiple double-byte character sets. The ISO 2022 standard is an example of a character set that allows shifting between other, subsidiary character sets. </text:span>
    <text:span text:style-name="Emphasis">
     <text:span text:style-name="T7">Shift sequences</text:span>
    </text:span>
    <text:span text:style-name="T5"> (also called </text:span>
    <text:span text:style-name="Emphasis">
     <text:span text:style-name="T7">escape sequences</text:span>
    </text:span>
    <text:span text:style-name="T5">, not to be confused with C++ backslash escape sequences) dictate which character set to use. For example, ISO 2022-JP is widely used in Japan and allows switching between ASCII, JIS X 0201 (a SBCS), and JIS X 0208 (a DBCS). Each line of text begins in ASCII, and a shift sequence changes character sets mid-string. For example, the shift sequence </text:span>
    <text:span text:style-name="Code_20_Inline">
     <text:span text:style-name="T5">"\x1B$B"</text:span>
    </text:span>
    <text:span text:style-name="T5"> switches to JIS X 0208-1983.</text:span>
   </text:p>
      <text:p text:style-name="P5"><text:soft-page-break/>Seeking to an arbitrary position in a file or text stream that contains shift sequences is clearly problematic. A program that needs to seek in a multi-byte text stream must keep track of shift sequences in addition to stream positions. Without knowing the most recent shift sequence in the stream, a program has no way of knowing which character set to use to interpret the subsequent characters.</text:p>
      <text:p text:style-name="P5">A number of variations on ISO 2022-JP permit additional character sets. The point here is not to offer a tutorial on Asian character sets, but to impress on you the complexities of writing a truly open, general, and flexible mechanism that can support the world’s rich diversity in character sets and locales. These and similar problems gave rise to the Unicode project.</text:p>
      <text:h text:style-name="Heading_20_1" text:outline-level="1">Unicode</text:h>
      <text:p text:style-name="Body_20_Text_20_First">Unicode is an attempt to get out of the whole character set mess by unifying all major variations into one, big, happy character set. To a large degree, the Unicode Consortium has succeeded. The Unicode character set has been adopted as an international standard as ISO 10646. However, the Unicode project includes more than just the character set; it also specifies rules for case folding, character collation, and more.</text:p>
      <text:p text:style-name="Text_20_body">
    <text:span text:style-name="T5">Unicode provides 1,114,112 possible character values (called </text:span>
    <text:span text:style-name="Emphasis">
     <text:span text:style-name="T7">code points</text:span>
    </text:span>
    <text:span text:style-name="T5">). So far, the Unicode Consortium has assigned about 100,000 code points to characters, so there’s plenty of room for expansion. The simplest way to represent a million code points is to use a 32-bit integer, and indeed, this is a common encoding for Unicode. It is not the only encoding, however. The Unicode standard also defines encodings that let you represent a code point using one or two 16-bit integers and one to four 8-bit integers.</text:span>
   </text:p>
      <text:p text:style-name="Text_20_body">
    <text:span text:style-name="T5">The standard way to write a Unicode code point is U+ followed by the code point as a hexadecimal number of at least four places. Thus, </text:span>
    <text:span text:style-name="Code_20_Inline">
     <text:span text:style-name="T5">'\x41'</text:span>
    </text:span>
    <text:span text:style-name="T5"> is the C++ encoding of U+0041 (Latin capital A) and Greek </text:span>
    <text:span text:style-name="T28">π</text:span>
    <text:span text:style-name="T5"> has code point U+03C0. A musical eighth note (</text:span>
    <text:span text:style-name="T27">♪</text:span>
    <text:span text:style-name="T5">) has code point U+266A or U+1D160; the former code point is in a group of miscellaneous symbols, which happens to include an eighth note. The latter code point is part of a group of musical symbols, which you will need for any significant work with music-related characters.</text:span>
   </text:p>
      <text:p text:style-name="Text_20_body">
    <text:span text:style-name="T5">UTF-32 is the name of the encoding that stores a code point as a 32-bit integer. To represent a <text:s/>UTF-32 code point in C++, preface the character literal with </text:span>
    <text:span text:style-name="Code_20_Inline">
     <text:span text:style-name="T5">U</text:span>
    </text:span>
    <text:span text:style-name="T5"> (uppercase letter U). Such a character literal has type </text:span>
    <text:span text:style-name="Code_20_Inline">
     <text:span text:style-name="T5">char32_t</text:span>
    </text:span>
    <text:span text:style-name="T5">. For example, to represent the letter A, use </text:span>
    <text:span text:style-name="Code_20_Inline">
     <text:span text:style-name="T5">U'A'</text:span>
    </text:span>
    <text:span text:style-name="T5">; for a lowercase Greek</text:span>
    <text:span text:style-name="T29"> </text:span>
    <text:span text:style-name="T28">π</text:span>
    <text:span text:style-name="T5">, use </text:span>
    <text:span text:style-name="Code_20_Inline">
     <text:span text:style-name="T5">U'\x03c0'</text:span>
    </text:span>
    <text:span text:style-name="T5">; and for a musical eighth note (</text:span>
    <text:span text:style-name="T27">♪</text:span>
    <text:span text:style-name="T5">), use </text:span>
    <text:span text:style-name="Code_20_Inline">
     <text:span text:style-name="T5">U'\x266a'</text:span>
    </text:span>
    <text:span text:style-name="T5"> or </text:span>
    <text:span text:style-name="Code_20_Inline">
     <text:span text:style-name="T5">U'\x1d160'</text:span>
    </text:span>
    <text:span text:style-name="T5">. Do the same for a character string literal, and the standard library defines the type </text:span>
    <text:span text:style-name="Code_20_Inline">
     <text:span text:style-name="T5">std::u32string</text:span>
    </text:span>
    <text:span text:style-name="T5"> for a string of </text:span>
    <text:span text:style-name="Code_20_Inline">
     <text:span text:style-name="T5">char32_t</text:span>
    </text:span>
    <text:span text:style-name="T5">. For example, to represent the characters </text:span>
    <text:span text:style-name="T30">π</text:span>
    <text:span text:style-name="T9"> </text:span>
    <text:span text:style-name="T31">≈</text:span>
    <text:span text:style-name="T10"> 3.14</text:span>
    <text:span text:style-name="T5">, use the following:</text:span>
   </text:p>
      <text:p text:style-name="Code">
    <text:span text:style-name="Code_20_Inline">std::u32string pi_approx_3_14{ U"\x03c0 \x2248 3.14" };</text:span>
   </text:p>
      <text:p text:style-name="Text_20_body">
    <text:span text:style-name="T5">Another common encoding for Unicode uses one to four 8-bit units to make up a single code point. Common characters in Western European languages can usually be represented in a single byte, and many other characters take only two bytes. Less common characters require three or four. The result is an encoding that supports the full range of Unicode code points, and almost always consumes less memory than other encodings. This character set is called UTF-8. UTF-8 characters are written as normal character literals, but a UTF-8 string uses the </text:span>
    <text:span text:style-name="Code_20_Inline">
     <text:span text:style-name="T5">u8</text:span>
    </text:span>
    <text:span text:style-name="T5"> prefix. The type of a UTF-8 string literal is the same as a normal string literal, but the </text:span>
    <text:span text:style-name="Code_20_Inline">
     <text:span text:style-name="T5">u8</text:span>
    </text:span>
    <text:span text:style-name="T5"> prefix tells the compiler to encode all characters as UTF-8 instead of the native character set.</text:span>
   </text:p>
      <text:p text:style-name="Text_20_body">
    <text:soft-page-break/>
    <text:span text:style-name="T5">Representing a Greek letter </text:span>
    <text:span text:style-name="T28">π</text:span>
    <text:span text:style-name="T5"> requires only two bytes, but with different values than the two low-order bytes in UTF-32: </text:span>
    <text:span text:style-name="Code_20_Inline">
     <text:span text:style-name="T5">u8"\xcf\x80"</text:span>
    </text:span>
    <text:span text:style-name="T5">. An eighth note (</text:span>
    <text:span text:style-name="T27">♪</text:span>
    <text:span text:style-name="T5">) requires three or four bytes, again with a different encoding than that used in UTF-32: </text:span>
    <text:span text:style-name="Code_20_Inline">
     <text:span text:style-name="T5">u8"\xe2\x99\xaa"</text:span>
    </text:span>
    <text:span text:style-name="T5"> or </text:span>
    <text:span text:style-name="Code_20_Inline">
     <text:span text:style-name="T5">u8"\xf0\x9d\x85\xa0"</text:span>
    </text:span>
    <text:span text:style-name="T5">.</text:span>
   </text:p>
      <text:p text:style-name="Text_20_body">
    <text:span text:style-name="T5">The primary difficulty when dealing with UTF-8 in a program is that the only way to know how many code points are in a string is to scan the entire string,. The </text:span>
    <text:span text:style-name="Code_20_Inline">
     <text:span text:style-name="T5">size()</text:span>
    </text:span>
    <text:span text:style-name="T5"> member function returns the number of storage units in the string, but each code point requires one to four storage units. On the other hand, UTF-8 has the advantage that you can seek to an arbitrary position in a UTF-8 byte stream and know whether that position is in the middle of a multi-byte character.</text:span>
   </text:p>
      <text:p text:style-name="Text_20_body">
    <text:span text:style-name="T5">UTF-8 is a common encoding for files and network transmissions. It has become the </text:span>
    <text:span text:style-name="Emphasis">
     <text:span text:style-name="T5">de</text:span>
    </text:span>
    <text:span text:style-name="T5"> </text:span>
    <text:span text:style-name="Emphasis">
     <text:span text:style-name="T5">facto</text:span>
    </text:span>
    <text:span text:style-name="T5"> standard for many desktop environments, word processors (including the one I am using to write this book), web pages, and other everyday applications.</text:span>
   </text:p>
      <text:p text:style-name="Text_20_body">
    <text:span text:style-name="T5">Some other environments use UTF-16, which represents a code point using one or two 16-bit integers. The C++ type for a UTF-16 character literal is </text:span>
    <text:span text:style-name="Code_20_Inline">
     <text:span text:style-name="T5">char16_t</text:span>
    </text:span>
    <text:span text:style-name="T5">, and the string type is </text:span>
    <text:span text:style-name="Code_20_Inline">
     <text:span text:style-name="T5">std::u16string</text:span>
    </text:span>
    <text:span text:style-name="T5">. Write such a character literal with the </text:span>
    <text:span text:style-name="Code_20_Inline">
     <text:span text:style-name="T5">u</text:span>
    </text:span>
    <text:span text:style-name="T5"> prefix (lowercase letter u), for example, </text:span>
    <text:span text:style-name="Code_20_Inline">
     <text:span text:style-name="T5">u'\x03c0'</text:span>
    </text:span>
    <text:span text:style-name="T5">.</text:span>
   </text:p>
      <text:p text:style-name="Text_20_body">
    <text:span text:style-name="T5">Unicode’s designers kept the most common code points in the lower 16-bit region (called the </text:span>
    <text:span text:style-name="Emphasis">
     <text:span text:style-name="T7">Basic Multilingual Plane</text:span>
    </text:span>
    <text:span text:style-name="T5"> or BMP). When a code point is outside the BMP, that is, its value exceeds U+FFFF, it requires two storage units in UTF-16 and is called a </text:span>
    <text:span text:style-name="Emphasis">
     <text:span text:style-name="T5">surrogate</text:span>
    </text:span>
    <text:span text:style-name="T5"> </text:span>
    <text:span text:style-name="Emphasis">
     <text:span text:style-name="T5">pair</text:span>
    </text:span>
    <text:span text:style-name="T5">. For example, </text:span>
    <text:span text:style-name="T26">丁</text:span>
    <text:span text:style-name="T11"> </text:span>
    <text:span text:style-name="T5">requires two 16-bit storage units: </text:span>
    <text:span text:style-name="Code_20_Inline">
     <text:span text:style-name="T5">u"\xD834\xDD1E"</text:span>
    </text:span>
    <text:span text:style-name="T5">.</text:span>
   </text:p>
      <text:p text:style-name="Text_20_body">
    <text:span text:style-name="T5">Thus, you have the same problem as UTF-8, namely, that one storage unit does not necessarily represent a single code point, so UTF-16 is less than ideal as an in-memory representation. But the vast majority of code points that most programs deal with fit in a single UTF-16 storage unit, so UTF-16 usually requires half the memory as UTF-32, and in many cases, a </text:span>
    <text:span text:style-name="Code_20_Inline">
     <text:span text:style-name="T5">u16string</text:span>
    </text:span>
    <text:span text:style-name="T5">’s </text:span>
    <text:span text:style-name="Code_20_Inline">
     <text:span text:style-name="T5">size()</text:span>
    </text:span>
    <text:span text:style-name="T5"> is the number of code points in the string (although you can’t be sure without scanning the string).</text:span>
   </text:p>
      <text:p text:style-name="Text_20_body">
    <text:span text:style-name="T5">Some programmers cope with the difficulty of working with UTF-16 by ignoring surrogate pairs completely. They assume that </text:span>
    <text:span text:style-name="Code_20_Inline">
     <text:span text:style-name="T5">size()</text:span>
    </text:span>
    <text:span text:style-name="T5"> does indeed return the number of code points in the string, so their programs work correctly only if all code points are from the BMP. This means you lose access to ancient scripts, specialized alphabets and symbols, and infrequently used ideographs.</text:span>
   </text:p>
      <text:p text:style-name="P5">UTF-8 has an advantage over UTF-16 and UTF-32 encodings for external representations because you don’t need to deal with endianness. The Unicode standard defines a mechanism for encoding and revealing the endianness of a stream of UTF-16 or UTF-32 text, but that just makes extra work for you.</text:p>
      <text:p text:style-name="Note_2f_Tip_2f_Caution"><text:span text:style-name="Dingbat_20_Symbol"><text:span text:style-name="T14"></text:span></text:span>Note The position of the most-significant byte is called “endianness.” A “big-endian” platform is one with the most-significant byte first. A “little-endian” platform puts the least-significant byte first. The popular Intel x86 platform is little-endian.</text:p>
      <text:h text:style-name="Heading_20_1" text:outline-level="1"><text:soft-page-break/>Universal Character Names</text:h>
      <text:p text:style-name="Body_20_Text_20_First">Unicode makes another official appearance in the C++ standard. You can specify a character using its Unicode code point. Use <text:span text:style-name="Code_20_Inline">\uXXXX</text:span> or <text:span text:style-name="Code_20_Inline">\UXXXXXXXX</text:span>, replacing <text:span text:style-name="Code_20_Inline">XXXX</text:span> or <text:span text:style-name="Code_20_Inline">XXXXXXXX</text:span> with the hexadecimal code point. Unlike the <text:span text:style-name="Code_20_Inline">\x</text:span> escape, you must use exactly four hexadecimal digits with <text:span text:style-name="Code_20_Inline">\u</text:span> or eight with <text:span text:style-name="Code_20_Inline">\U</text:span>. These character constructs are called <text:span text:style-name="Emphasis"><text:span text:style-name="T16">universal character names</text:span></text:span>.</text:p>
      <text:p text:style-name="Text_20_body">
    <text:span text:style-name="T5">Thus, a better way to encode international characters in a string is to use a universal character name. This helps insulate you against vagaries in the native character set. On the other hand, you have no control over the compiler’s actions if it cannot map a Unicode code point to a native character. Therefore, if your native character set is ISO 8859-7 (Greek), the following code should initialize the variable </text:span>
    <text:span text:style-name="Code_20_Inline">
     <text:span text:style-name="T5">pi</text:span>
    </text:span>
    <text:span text:style-name="T5"> with the value </text:span>
    <text:span text:style-name="Code_20_Inline">
     <text:span text:style-name="T5">'\xf0'</text:span>
    </text:span>
    <text:span text:style-name="T5">, but if your native character set is ISO 8859-1 (Latin-1), the compiler cannot map it and so might give you a space, a question mark, or something else:</text:span>
   </text:p>
      <text:p text:style-name="Code">char pi{'\u03c0'};</text:p>
      <text:p text:style-name="Text_20_body">
    <text:span text:style-name="T5">Also note that </text:span>
    <text:span text:style-name="Code_20_Inline">
     <text:span text:style-name="T5">\u</text:span>
    </text:span>
    <text:span text:style-name="T5"> and </text:span>
    <text:span text:style-name="Code_20_Inline">
     <text:span text:style-name="T5">\U</text:span>
    </text:span>
    <text:span text:style-name="T5"> are not escape sequences (unlike </text:span>
    <text:span text:style-name="Code_20_Inline">
     <text:span text:style-name="T5">\x</text:span>
    </text:span>
    <text:span text:style-name="T5">). You can use them anywhere in a program, not only in a character or string literal.</text:span>
   </text:p>
      <text:p text:style-name="P5">If you are fortunate, you will be able to avoid universal character names. Instead, your tools will let you edit Unicode characters directly. Instead of dealing with Unicode encoding issues, the editor simply reads and writes universal character names. Thus, the programmer edits WYSIWYG international text, and the source code retains maximum portability. Because universal character names are allowed anywhere, you can use international text in comments, too. If you really want to have fun, try using international letters in identifier names. Not all compilers support this feature, although the standard requires it. Thus, you would write a declaration</text:p>
      <text:p text:style-name="Code">double <text:span text:style-name="T32">π{</text:span><text:span text:style-name="T33">3.14</text:span>159265358979};</text:p>
      <text:p text:style-name="P5">and your smart editor would store the following in the source file</text:p>
      <text:p text:style-name="Code">double \u03c0{3.14159265358979};</text:p>
      <text:p text:style-name="Text_20_body">
    <text:span text:style-name="T5">and your standard-compliant compiler would accept it and let you use </text:span>
    <text:span text:style-name="T28">π</text:span>
    <text:span text:style-name="T5"> as an identifier. I don’t recommend using extended characters in identifiers unless you know that everyone reading your code is using tools that are aware of universal character names. Otherwise, they make the code much harder to read, understand, and maintain.</text:span>
   </text:p>
      <text:p text:style-name="Text_20_body">
    <text:span text:style-name="Strong_20_Emphasis">
     <text:span text:style-name="T17">Does your compiler support universal character names in strings?</text:span>
    </text:span>
    <text:span text:style-name="T5"> ________________ </text:span>
    <text:span text:style-name="Strong_20_Emphasis">
     <text:span text:style-name="T17">Does your compiler support universal character names in identifiers?</text:span>
    </text:span>
    <text:span text:style-name="T5"> ________________</text:span>
   </text:p>
      <text:h text:style-name="Heading_20_1" text:outline-level="1">Unicode Difficulties</text:h>
      <text:p text:style-name="Body_20_Text_20_First">For all the seeming benefits of Unicode, C++ support remains minimal. Although you can write Unicode character literals and string literals, the standard library offers no useful support. Try this exercise: modify the palindrome program to use <text:span text:style-name="Code_20_Inline">char32_t</text:span> instead of <text:span text:style-name="Code_20_Inline">wchar_t</text:span>. <text:span text:style-name="Strong_20_Emphasis">What happens?</text:span></text:p>
      <text:p text:style-name="P5"/>
      <text:p text:style-name="Unnumbered_20_List"><text:soft-page-break/>_____________________________________________________________</text:p>
      <text:p text:style-name="Text_20_body">
    <text:span text:style-name="T5">It doesn’t work. There are no I/O stream classes for Unicode. Template specializations for </text:span>
    <text:span text:style-name="Code_20_Inline">
     <text:span text:style-name="T5">isalnum</text:span>
    </text:span>
    <text:span text:style-name="T5"> and so on don’t exist for </text:span>
    <text:span text:style-name="Code_20_Inline">
     <text:span text:style-name="T5">char16_t</text:span>
    </text:span>
    <text:span text:style-name="T5"> or </text:span>
    <text:span text:style-name="Code_20_Inline">
     <text:span text:style-name="T5">char32_t</text:span>
    </text:span>
    <text:span text:style-name="T5">. Although the standard library offers some functions for converting Unicode strings to and from </text:span>
    <text:span text:style-name="Code_20_Inline">
     <text:span text:style-name="T5">wstring</text:span>
    </text:span>
    <text:span text:style-name="T5">, the support ends there.</text:span>
   </text:p>
      <text:p text:style-name="P5">If you need to work with international characters in any meaningful way, you need a third-party library. The most widely used library is International Components for Unicode (ICU). See the book’s web site for a <text:s/>current link.</text:p>
      <text:p text:style-name="P5">The next and final topic in Part 3 is to further your understanding of text I/O.<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Euro Monospace Regular" svg:font-family="'Euro Monospace Regular', 'MS Mincho'"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Hiragino Mincho Pro W6" svg:font-family="'Hiragino Mincho Pro W6', 'MS PMincho'"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1bb224"/>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55 </text:span>
     <text:span text:style-name="MT2"></text:span>
     <text:span text:style-name="MT3"> International Characters</text:span>
    </text:p>
      </style:header>
      <style:header-left style:display="false">
        <text:p text:style-name="Header">
     <text:span text:style-name="MT3">CHAPTER 55 </text:span>
     <text:span text:style-name="MT2"></text:span>
     <text:span text:style-name="MT3"> International Characters</text:span>
    </text:p>
      </style:header-left>
      <style:footer>
        <text:p text:style-name="MP2">
     <text:page-number text:select-page="current">9</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tracked-changes>
          <text:changed-region xml:id="ct135344352" text:id="ct135344352">
            <text:deletion>
              <office:change-info>
                <dc:creator>Ray Lischner</dc:creator>
                <dc:date>2013-11-09T00:07:00</dc:date>
              </office:change-info>
              <text:p text:style-name="Chapter_20_Number">C H A P T E R</text:p>
            </text:deletion>
          </text:changed-region>
          <text:changed-region xml:id="ct129731088" text:id="ct129731088">
            <text:insertion>
              <office:change-info>
                <dc:creator>Ray Lischner</dc:creator>
                <dc:date>2013-11-09T00:07: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35344352"/><text:change-start text:change-id="ct129731088"/><text:span text:style-name="MT4">E X P L O R A T I O N</text:span><text:change-end text:change-id="ct129731088"/><text:s/>55</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10:05:00</meta:creation-date>
    <dc:creator>Ray Lischner</dc:creator>
    <dc:date>2013-11-09T00:07:37</dc:date>
    <meta:print-date>2009-03-19T10:05:00</meta:print-date>
    <meta:editing-cycles>8</meta:editing-cycles>
    <meta:editing-duration>PT19M59S</meta:editing-duration>
    <meta:generator>LibreOffice/4.0-5$Linux_X86_64 LibreOffice_project/400m0$Build-305</meta:generator>
    <meta:document-statistic meta:table-count="0" meta:image-count="0" meta:object-count="0" meta:page-count="10" meta:paragraph-count="148" meta:word-count="4275" meta:character-count="26824" meta:non-whitespace-character-count="22598"/>
    <meta:user-defined meta:name="Chapter Number">55</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